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9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4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16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8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9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20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1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2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0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8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9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30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31" style:family="paragraph" style:parent-style-name="Heading_20_3">
      <style:paragraph-properties fo:margin-left="-0.3126in" fo:margin-right="-0.3752in" fo:text-indent="0in" style:auto-text-indent="false"/>
    </style:style>
    <style:style style:name="P32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3" style:family="paragraph" style:parent-style-name="Heading_20_1">
      <style:paragraph-properties fo:margin-left="-0.3126in" fo:margin-right="-0.3752in" fo:text-indent="0in" style:auto-text-indent="false"/>
    </style:style>
    <style:style style:name="P34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5" style:family="paragraph" style:parent-style-name="Heading_20_2">
      <style:paragraph-properties fo:margin-left="-0.3126in" fo:margin-right="-0.3752in" fo:text-indent="0in" style:auto-text-indent="false"/>
    </style:style>
    <style:style style:name="P36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Calibri" fo:font-size="10pt" style:font-name-asian="Calibri1" style:font-size-asian="10pt" style:font-name-complex="Calibri1" style:font-size-complex="10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5b0f00" fo:font-size="10pt" style:font-size-asian="10pt" style:font-size-complex="10pt"/>
    </style:style>
    <style:style style:name="T21" style:family="text">
      <style:text-properties fo:color="#5b0f00"/>
    </style:style>
    <style:style style:name="T22" style:family="text">
      <style:text-properties fo:color="#000000"/>
    </style:style>
    <style:style style:name="T23" style:family="text">
      <style:text-properties fo:color="#660000"/>
    </style:style>
    <style:style style:name="T24" style:family="text">
      <style:text-properties fo:color="#274e13" fo:font-weight="bold" style:font-weight-asian="bold"/>
    </style:style>
    <style:style style:name="T25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2"><text:span text:style-name="T18">📍Detroit, MI</text:span><text:span text:style-name="T7"> (</text:span><text:span text:style-name="T13">r</text:span><text:span text:style-name="T18">emote-only) </text:span><text:span text:style-name="T7">⦚</text:span><text:span text:style-name="T18"> </text:span><text:span text:style-name="T13">⌚️</text:span><text:span text:style-name="T18">TZ-America/*</text:span><text:span text:style-name="T13"> </text:span><text:span text:style-name="T7">⦚</text:span><text:span text:style-name="T18"> </text:span><text:a xlink:type="simple" xlink:href="tel:+1-925-252-5351" text:style-name="ListLabel_20_119" text:visited-style-name="ListLabel_20_119"><text:span text:style-name="T10">📞(925) 252-5351</text:span></text:a><text:span text:style-name="T18"> </text:span><text:span text:style-name="T7">⦚</text:span><text:span text:style-name="T18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8"><draw:rect text:anchor-type="as-char" style:rel-width="100%" draw:z-index="0" draw:style-name="gr1" draw:text-style-name="P37" svg:width="0.0012in" svg:height="0.0213in"><text:p/></draw:rect></text:p>
      <text:p text:style-name="P10"><text:span text:style-name="T13">Executive, director, mentor, advisor, legacy specialist and software engineer for 25 years. Passions are strong testing, design patterns, process innovation, and improving the human condition.</text:span></text:p>
      <text:p text:style-name="P10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ree (Libre) Open Source Software (FLOSS)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11"><text:span text:style-name="T13">Languages: <text:s text:c="3"/>🇺🇸English (native) <text:s text:c="3"/>⦚ <text:s text:c="3"/>🇲🇽Spanish (fluent) <text:s text:c="3"/>⦚ <text:s text:c="3"/>🇧🇷Portuguese (fluent) <text:s text:c="3"/>⦚ <text:s text:c="3"/>🇮🇩Indonesian (basic)</text:span></text:p>
      <text:p text:style-name="P7"><text:span text:style-name="T13">Legend: <text:s text:c="2"/>🫰</text:span><text:span text:style-name="T20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9"/>
      <text:p text:style-name="P32"><text:bookmark text:name="_i1xdfhzf5vjw"/><text:span text:style-name="T22">Work Experience</text:span></text:p>
      <text:p text:style-name="P1"/>
      <text:p text:style-name="P36"><text:bookmark text:name="_k9pvr1ltfl7b"/><text:span text:style-name="T23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<text:span text:style-name="T22">Feb 2020</text:span> <text:s text:c="3"/>⦚ <text:s text:c="3"/><text:span text:style-name="T22">present</text:span></text:p>
      <text:p text:style-name="P31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text:span text:style-name="T13"> <text:s/>⦚ <text:s/></text:span><text:span text:style-name="T24">🫰🦖🪜🪜🇺🇸🇧🇷</text:span></text:p>
      <text:list xml:id="list1481601717" text:style-name="WWNum10">
        <text:list-item>
          <text:p text:style-name="P13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/text:p>
        </text:list-item>
      </text:list>
      <text:p text:style-name="P14"/>
      <text:p text:style-name="P36"><text:bookmark text:name="_ug63ikoxxa"/><text:span text:style-name="T23">Tech Advisor</text:span><text:span text:style-name="T22">, Principal Engineer</text:span>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<text:span text:style-name="T22">Nov 2018 </text:span><text:s text:c="3"/>⦚ <text:s text:c="3"/><text:span text:style-name="T22">1.5y</text:span></text:p>
      <text:p text:style-name="P31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text:span text:style-name="T13"> <text:s/>⦚ <text:s/></text:span><text:span text:style-name="T24">🫰💲🇺🇸🇲🇽🇮🇩</text:span></text:p>
      <text:list xml:id="list2939805939" text:style-name="WWNum1">
        <text:list-item>
          <text:p text:style-name="P16"><text:span text:style-name="T13">Built Redox integration, email gateway, and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/text:p>
        </text:list-item>
      </text:list>
      <text:p text:style-name="P5"/>
      <text:p text:style-name="P35"><text:bookmark text:name="_c3vyx59154lc"/><text:span text:style-name="T22">Principal Engineer </text:span><text:span text:style-name="T21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<text:span text:style-name="T22">Sep 2017</text:span> <text:s text:c="3"/>⦚ <text:s text:c="3"/><text:span text:style-name="T22">0.8y</text:span></text:p>
      <text:p text:style-name="P31"><text:bookmark text:name="_k2x60k27t6l3"/>🥞Rails 4.2…5.2, Ruby 2.3…2.5, RSpec, psql, Ubuntu, OPC DA<text:span text:style-name="T13"> <text:s/>⦚ <text:s/></text:span><text:span text:style-name="T24">🫰🦖🇺🇸</text:span></text:p>
      <text:list xml:id="list121014597042171" text:continue-list="list1481601717" text:style-name="WWNum10">
        <text:list-item>
          <text:p text:style-name="P17"><text:span text:style-name="T13">Integrated OPC DA; Instrumented Stoll industrial knitting machine. Lab </text:span><text:span text:style-name="T18">Information Management System (LIMS) </text:span><text:span text:style-name="T13">maintenance &amp;</text:span><text:span text:style-name="T18"> </text:span><text:span text:style-name="T13">then</text:span><text:span text:style-name="T18"> replacement</text:span><text:span text:style-name="T13">. Completed “Leadership Fundamentals” training &amp; interviewed new leadership</text:span></text:p>
        </text:list-item>
      </text:list>
      <text:p text:style-name="P15"/>
      <text:p text:style-name="Heading_20_2"><text:bookmark text:name="_g6ga4h9l23nw"/><text:span text:style-name="T22">Principal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y 2016</text:span> <text:s text:c="3"/>⦚ <text:s text:c="3"/><text:span text:style-name="T22">3.6y</text:span></text:p>
      <text:p text:style-name="P31"><text:bookmark text:name="_5lg993fi25a9"/><text:span text:style-name="T13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text:span text:style-name="T13"> <text:s/>⦚ <text:s/></text:span><text:span text:style-name="T24">🦖📜📜📜🇺🇸</text:span></text:p>
      <text:list xml:id="list121013392488676" text:continue-numbering="true" text:style-name="WWNum10">
        <text:list-item>
          <text:p text:style-name="P24"><text:span text:style-name="T13">Contract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/text:p>
        </text:list-item>
        <text:list-item>
          <text:p text:style-name="P24"><text:soft-page-break/><text:span text:style-name="T13">Contract (extended)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Gainbridge (React v16)</text:span></text:p>
        </text:list-item>
      </text:list>
      <text:p text:style-name="P15"/>
      <text:p text:style-name="P36"><text:bookmark text:name="_y9topctynytv"/><text:span text:style-name="T22">Principal Engineer </text:span><text:span text:style-name="T21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<text:span text:style-name="T22">Jan 2016</text:span> <text:s text:c="3"/>⦚ <text:s text:c="3"/>1.1y</text:p>
      <text:p text:style-name="P31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🦖🪜🇺🇸🇮🇩</text:span></text:p>
      <text:list xml:id="list1412128093" text:style-name="WWNum3">
        <text:list-item>
          <text:p text:style-name="P20"><text:span text:style-name="T13">Managed &amp; led</text:span><text:span text:style-name="T18"> web team in developing a revamped web app</text:span><text:span text:style-name="T13">. Managed automation team (dev tools): git flow,</text:span><text:span text:style-name="T18"> feature flags.</text:span><text:span text:style-name="T13"> Promoted to Principal Engineer &amp; assigned l</text:span><text:span text:style-name="T18">eadership role in Jakarta office</text:span></text:p>
        </text:list-item>
      </text:list>
      <text:p text:style-name="P3"/>
      <text:p text:style-name="P36"><text:bookmark text:name="_ru9p3iw4gopw"/><text:span text:style-name="T22">Staff Engineer (equivalent) </text:span>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<text:span text:style-name="T22">Apr 2014</text:span> <text:s text:c="3"/>⦚ <text:s text:c="3"/><text:span text:style-name="T22">2y</text:span></text:p>
      <text:p text:style-name="P31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🇺🇸</text:span></text:p>
      <text:list xml:id="list121013639025148" text:continue-list="list121013392488676" text:style-name="WWNum10">
        <text:list-item>
          <text:p text:style-name="P21"><text:span text:style-name="T13">Monolith e</text:span><text:span text:style-name="T18">xtract</text:span><text:span text:style-name="T13">ions E</text:span><text:span text:style-name="T18">mber</text:span><text:span text:style-name="T13">/React; Ordering</text:span><text:span text:style-name="T18">, </text:span><text:span text:style-name="T13">manufacturing, </text:span><text:span text:style-name="T18">shipping</text:span><text:span text:style-name="T13"> &amp; inventory biz logic. F</text:span><text:span text:style-name="T18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</text:span></text:p>
        </text:list-item>
      </text:list>
      <text:p text:style-name="P3"/>
      <text:p text:style-name="P36"><text:bookmark text:name="_pntfs1ljgiif"/><text:span text:style-name="T22">Staff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Aug 2013</text:span> <text:s text:c="3"/>⦚ <text:s text:c="2"/><text:span text:style-name="T22"><text:s/>1.3y</text:span></text:p>
      <text:p text:style-name="P31"><text:bookmark text:name="_t6p1cr2v6tbe"/>🥞Ruby 1.8…2.1, CGI, FastCGI, Mail gem, RSpec, Oracle 11g, rbenv, bash, daemons, RedHat linux<text:span text:style-name="T13"> <text:s/>⦚ <text:s/></text:span><text:span text:style-name="T24">📜🇺🇸</text:span></text:p>
      <text:list xml:id="list2115576402" text:style-name="WWNum13">
        <text:list-item>
          <text:p text:style-name="P22"><text:span text:style-name="T13">C</text:span><text:span text:style-name="T18">ontract (extended) with </text:span><text:a xlink:type="simple" xlink:href="http://cpg.org" text:style-name="ListLabel_20_119" text:visited-style-name="ListLabel_20_119"><text:span text:style-name="T10">Church Pension Group</text:span></text:a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4"/>
      <text:p text:style-name="P36"><text:bookmark text:name="_t2ntap5i99ac"/><text:span text:style-name="T23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<text:span text:style-name="T22">Nov 2012</text:span> <text:s text:c="3"/>⦚ <text:s text:c="3"/><text:span text:style-name="T22">1.1y</text:span></text:p>
      <text:p text:style-name="P31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🫰💲🇺🇸🇧🇷</text:span></text:p>
      <text:list xml:id="list121014200734594" text:continue-list="list121013639025148" text:style-name="WWNum10">
        <text:list-item>
          <text:p text:style-name="P17"><text:span text:style-name="T13">Co-founded, pitched, fund-raised, and implemented</text:span><text:span text:style-name="T18"> </text:span><text:span text:style-name="T13">socially-curated dating through FoF. </text:span><text:span text:style-name="T18">Mobile</text:span><text:span text:style-name="T13">-</text:span><text:span text:style-name="T18">first </text:span><text:span text:style-name="T13">SPA</text:span><text:span text:style-name="T18">, touch-enabled</text:span><text:span text:style-name="T13">; Full matching UX</text:span><text:span text:style-name="T18"> within 10</text:span><text:span text:style-name="T13">s. Seed round ERA-NYC </text:span><text:span text:style-name="T18">Winter 2013</text:span><text:span text:style-name="T13">; Acquired by Reveal (MS Ventures)</text:span></text:p>
        </text:list-item>
      </text:list>
      <text:p text:style-name="P5"/>
      <text:p text:style-name="P36"><text:bookmark text:name="_pyuioxo0snac"/><text:span text:style-name="T22">Senior Engineer </text:span><text:span text:style-name="T21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<text:span text:style-name="T22">Aug 2010</text:span> <text:s text:c="3"/>⦚ <text:s text:c="3"/><text:span text:style-name="T22">2.3y</text:span></text:p>
      <text:p text:style-name="P31"><text:bookmark text:name="_enpaspohdt12"/>🥞Rails 2.3…3.2, Ruby 1.8…1.9, Grape, RSpec, RequireJS, Foundation, Slim, SASS, SOAP, Unicorn, Puma, TeamCity, Git<text:span text:style-name="T13"> <text:s/>⦚ <text:s/></text:span><text:span text:style-name="T24">🫰🪜🇺🇸</text:span></text:p>
      <text:list xml:id="list815574361" text:style-name="WWNum5">
        <text:list-item>
          <text:p text:style-name="P18"><text:span text:style-name="T18">1</text:span><text:span text:style-name="T25">st</text:span><text:span text:style-name="T18"> Employee</text:span><text:span text:style-name="T13">@Bloomberg Black;</text:span><text:span text:style-name="T18"> </text:span><text:span text:style-name="T13">Hired</text:span><text:span text:style-name="T18"> team of 1</text:span><text:span text:style-name="T13">0;</text:span><text:span text:style-name="T18"> </text:span><text:span text:style-name="T13">Promoted to Team Lead. Built JS</text:span><text:span text:style-name="T18"> flyout menus,</text:span><text:span text:style-name="T13"> </text:span><text:span text:style-name="T18">scrollspy, breadcrumbs</text:span><text:span text:style-name="T13">; Created middleware shaving 10ms/req; CMS w/ SSR &amp; AJAX; P</text:span><text:span text:style-name="T18">latform </text:span><text:span text:style-name="T13">support </text:span><text:span text:style-name="T18">– </text:span><text:span text:style-name="T13">Win</text:span><text:span text:style-name="T18">, RedHat &amp; MacOS</text:span></text:p>
        </text:list-item>
      </text:list>
      <text:p text:style-name="P5"/>
      <text:p text:style-name="P36"><text:bookmark text:name="_v10ut8ifg3wm"/><text:span text:style-name="T22">Senior Engineer</text:span> <text:span text:style-name="T23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2"/><text:span text:style-name="T22"><text:s/>Sep 2008</text:span> <text:s text:c="3"/>⦚ <text:s text:c="3"/><text:span text:style-name="T22">6.1y</text:span></text:p>
      <text:p text:style-name="P31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🪜📜🇺🇸🇧🇷</text:span></text:p>
      <text:list xml:id="list121013312980467" text:continue-list="list121014200734594" text:style-name="WWNum10">
        <text:list-item>
          <text:p text:style-name="P17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8">CX ghosting/masquerade tool</text:span><text:span text:style-name="T13">, &amp; </text:span><text:span text:style-name="T18">reporting features (utiliz</text:span><text:span text:style-name="T13">ing</text:span><text:span text:style-name="T18"> my </text:span><text:a xlink:type="simple" xlink:href="https://rubygems.org/gems/csv_pirate" text:style-name="ListLabel_20_119" text:visited-style-name="ListLabel_20_119"><text:span text:style-name="T10">csv_pirate</text:span></text:a><text:span text:style-name="T18"> gem)</text:span><text:span text:style-name="T13">. Implemented 3</text:span><text:span text:style-name="T18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6"/>
      <text:p text:style-name="P36"><text:bookmark text:name="_kd5j9raf77f7"/><text:soft-page-break/><text:span text:style-name="T22">Senior Engineer </text:span><text:span text:style-name="T23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<text:span text:style-name="T22">Jun 2007</text:span> <text:s text:c="3"/>⦚ <text:s text:c="3"/><text:span text:style-name="T22">4.6y</text:span></text:p>
      <text:p text:style-name="P31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Debian, Ubuntu<text:span text:style-name="T13"> <text:s/>⦚ <text:s/></text:span><text:span text:style-name="T24">🫰🪜🪜🇺🇸</text:span></text:p>
      <text:list xml:id="list644503287" text:style-name="WWNum9">
        <text:list-item>
          <text:p text:style-name="P25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</text:span></text:p>
        </text:list-item>
        <text:list-item>
          <text:p text:style-name="P25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8"> roll</text:span><text:span text:style-name="T13">ing </text:span><text:span text:style-name="T18">32 server prod</text:span><text:span text:style-name="T13"> env; 2MM uniques/month, &amp; 300K page views/day; Data migration; F</text:span><text:span text:style-name="T18">orum, photo sharing, friend network, </text:span><text:span text:style-name="T13">page &amp; user tracking; P</text:span><text:span text:style-name="T18">olymorphic CMS</text:span><text:span text:style-name="T13">; Advertising engine for Estee Lauder &amp; Mercedes-Mclaren</text:span></text:p>
        </text:list-item>
      </text:list>
      <text:p text:style-name="P31"><text:bookmark text:name="_y3srlzlwsrib"/></text:p>
      <text:p text:style-name="P36"><text:bookmark text:name="_ovsu95jt1jvs"/><text:span text:style-name="T22">Senior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r 2007</text:span> <text:s text:c="3"/>⦚ <text:s text:c="3"/><text:span text:style-name="T22">3.6y</text:span></text:p>
      <text:p text:style-name="P31"><text:bookmark text:name="_yldyk8ng7p6v"/>🥞Rails 1.2…2.3, Ruby 1.8…1.9, MySQL, RSpec, EPub, Solr, Redmine, jQuery, AJAX, CSS, Debian, Ubuntu, Bash <text:s/>⦚ <text:s/><text:span text:style-name="T24">🪜📜📜📜🇺🇸</text:span></text:p>
      <text:list xml:id="list3413513191" text:style-name="WWNum4">
        <text:list-item>
          <text:p text:style-name="P26"><text:span text:style-name="T13">Contract (extended) to write apps for a new credit union. Money transfers via third party financial institutions; $13MM transferred. Fraud detection, CX tools, KB, i</text:span><text:span text:style-name="T18">nterest calcula</text:span><text:span text:style-name="T13">tions,</text:span><text:span text:style-name="T18"> audits</text:span><text:span text:style-name="T13">, </text:span><text:span text:style-name="T18">KYC</text:span><text:span text:style-name="T13">,</text:span><text:span text:style-name="T18"> statements, </text:span><text:span text:style-name="T13">&amp;</text:span><text:span text:style-name="T18"> ledgers</text:span></text:p>
        </text:list-item>
        <text:list-item>
          <text:p text:style-name="P26"><text:span text:style-name="T13">Contract to write a “physical letters to Legislators as a Service” web app</text:span></text:p>
        </text:list-item>
        <text:list-item>
          <text:p text:style-name="P26"><text:span text:style-name="T13">Contract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8">hoto</text:span><text:span text:style-name="T13">s</text:span><text:span text:style-name="T18">, messaging, ad</text:span><text:span text:style-name="T13"> </text:span><text:span text:style-name="T18">services, calendaring</text:span><text:span text:style-name="T13">, and </text:span><text:span text:style-name="T18">daemons</text:span></text:p>
        </text:list-item>
        <text:list-item>
          <text:p text:style-name="P26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14"/>
      <text:p text:style-name="P36"><text:bookmark text:name="_7647vhbsbucy"/><text:span text:style-name="T22">Engineer</text:span>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<text:span text:style-name="T22"> - Indiana General Assembly</text:span> <text:s text:c="2"/>⦚ <text:s text:c="3"/><text:span text:style-name="T22">1997-9, 2006-7</text:span> <text:s text:c="3"/>⦚ <text:s text:c="2"/><text:span text:style-name="T22"><text:s/>2.3y</text:span></text:p>
      <text:p text:style-name="P31"><text:bookmark text:name="_8fe374mqeb3o"/>🥞Rails 1.1…1.2, Ruby 1.8, Oracle 8i, 9i &amp; 10g, jQuery, CSS, Redhat, IIS, XML, XSL, Tomcat, Cocoon, C#, Google Mini<text:span text:style-name="T13"> <text:s/>⦚ <text:s/></text:span><text:span text:style-name="T24">🪜🇺🇸</text:span></text:p>
      <text:list xml:id="list3980611839" text:style-name="WWNum12">
        <text:list-item>
          <text:p text:style-name="P19"><text:a xlink:type="simple" xlink:href="http://iac.iga.in.gov/iac/irtoc.htm" text:style-name="ListLabel_20_119" text:visited-style-name="ListLabel_20_119"><text:span text:style-name="T10">Indiana Register</text:span></text:a><text:span text:style-name="T18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8"> official documents auto-published</text:span><text:span text:style-name="T13">. XML &amp; XSLT; Designed layout, created CSS; 15+ years on still beautiful and fast! Programmed </text:span><text:span text:style-name="T18">Google Mini search appliance</text:span><text:span text:style-name="T13">; b</text:span><text:span text:style-name="T18">atch &amp; </text:span><text:span text:style-name="T13">s</text:span><text:span text:style-name="T18">hell </text:span><text:span text:style-name="T13">scripts.</text:span></text:p>
        </text:list-item>
        <text:list-item>
          <text:p text:style-name="P19"><text:span text:style-name="T18">Indiana General Assembly's call center </text:span><text:span text:style-name="T13">app</text:span><text:span text:style-name="T18"> (</text:span><text:span text:style-name="T13">House/Senate/LSA). Rails + Cisco IPCC &amp; PBX +</text:span><text:span text:style-name="T18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  <text:list-item>
          <text:p text:style-name="P19"><text:span text:style-name="T13">As a standout CS student @ BSU, selected in 1st-and-2nd-ever technical intern groups; Built issue tracker app</text:span></text:p>
        </text:list-item>
      </text:list>
      <text:p text:style-name="P5"/>
      <text:p text:style-name="P36"><text:bookmark text:name="_ciry1r2umaos"/><text:span text:style-name="T22">Engineer</text:span>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<text:span text:style-name="T22">Dec 2004</text:span> <text:s text:c="3"/>⦚ <text:s text:c="3"/><text:span text:style-name="T22">1.4y</text:span></text:p>
      <text:p text:style-name="P31"><text:bookmark text:name="_vogv1hksmmup"/>🥞Rails 0.10…1.1, Ruby 1.8, Mongrel, MySQL, Bugzilla, Bash, PHP, Java, Perl, Scheme, Nagios, Debian, apt<text:span text:style-name="T13"> <text:s/>⦚ <text:s/></text:span><text:span text:style-name="T24">🪜🇺🇸</text:span></text:p>
      <text:list xml:id="list1851875179" text:style-name="WWNum11">
        <text:list-item>
          <text:p text:style-name="P27"><text:span text:style-name="T13">Promoted to Engineer; built</text:span><text:span text:style-name="T18"> “AirBnB for Airplanes”</text:span><text:span text:style-name="T13">. </text:span><text:span text:style-name="T18">Managed Debian apt mirror</text:span><text:span text:style-name="T13"> &amp; built </text:span><text:span text:style-name="T18">internal </text:span><text:span text:style-name="T13">.deb packages</text:span></text:p>
        </text:list-item>
      </text:list>
      <text:p text:style-name="P4"/>
      <text:p text:style-name="P33"><text:bookmark text:name="_txkctxpjgbsn"/>Projects - Free (Libre) Open Source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7"> Maintainer, </text:span><text:a xlink:type="simple" xlink:href="https://rubygems.org/profiles/pboling" text:style-name="ListLabel_20_123" text:visited-style-name="ListLabel_20_123"><text:span text:style-name="T9">RubyGem</text:span></text:a><text:span text:style-name="T17"> &amp; </text:span><text:a xlink:type="simple" xlink:href="https://www.npmjs.com/~pboling" text:style-name="ListLabel_20_123" text:visited-style-name="ListLabel_20_123"><text:span text:style-name="T9">NPM</text:span></text:a><text:span text:style-name="T17"> Project Lead</text:span><text:span text:style-name="T13">, 67+ libraries; widely adopted (Oct’22):</text:span></text:p>
      <text:list xml:id="list3880977553" text:style-name="WWNum8">
        <text:list-item>
          <text:p text:style-name="P28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8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8"><text:soft-page-break/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8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8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8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8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8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4"/>
      <text:p text:style-name="P34"><text:bookmark text:name="_k5uuoi4hvp7f"/>Projects - Volunteer Work</text:p>
      <text:list xml:id="list3621972864" text:style-name="WWNum2">
        <text:list-item>
          <text:p text:style-name="P23"><text:span text:style-name="T18">Liberian civil war re</text:span><text:span text:style-name="T13">fugee assistance</text:span><text:span text:style-name="T18"> since 2013.</text:span><text:span text:style-name="T13"> Relocate, buy</text:span><text:span text:style-name="T18"> land, build homes, find</text:span><text:span text:style-name="T13"> </text:span><text:span text:style-name="T18">employment.</text:span><text:span text:style-name="T2"> Liberian </text:span><text:span text:style-name="T18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8">. </text:span><text:span text:style-name="T13">Dozens stabilized</text:span><text:span text:style-name="T18"> each year.</text:span></text:p>
        </text:list-item>
        <text:list-item>
          <text:p text:style-name="P23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8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4"/>
      <text:p text:style-name="P34"><text:bookmark text:name="_kxxphgzbmjqq"/>Awards, Accolades and Certifications</text:p>
      <text:list xml:id="list1133515389" text:style-name="WWNum6">
        <text:list-item>
          <text:p text:style-name="P29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9"><text:span text:style-name="T2">Indiana Core40 </text:span><text:span text:style-name="T13">with </text:span><text:span text:style-name="T2">Academic Honors Diploma, Muncie Central High School</text:span></text:p>
        </text:list-item>
        <text:list-item>
          <text:p text:style-name="P29"><text:span text:style-name="T18">Eagle Scout - Boy Scouts of America</text:span></text:p>
        </text:list-item>
        <text:list-item>
          <text:p text:style-name="P29"><text:span text:style-name="T13">Licensed Barista SITHFAB005 &amp; SITXFSA001, CBD College, Sydney, Australia, RTO# 91399</text:span></text:p>
        </text:list-item>
      </text:list>
      <text:p text:style-name="P4"/>
      <text:p text:style-name="Heading_20_1"><text:bookmark text:name="_11x8xjg3f56k"/>Education (*)</text:p>
      <text:list xml:id="list3448320236" text:style-name="WWNum7">
        <text:list-item>
          <text:p text:style-name="P30"><text:span text:style-name="T2">Ball State University <text:s/></text:span><text:span text:style-name="T13"><text:s/>⦚ <text:s text:c="2"/>Computer Science <text:s text:c="2"/>⦚ <text:s text:c="2"/></text:span><text:span text:style-name="T2">Muncie, IN</text:span></text:p>
        </text:list-item>
        <text:list-item>
          <text:p text:style-name="P30"><text:span text:style-name="T2">Purdue University</text:span><text:span text:style-name="T13"> <text:s text:c="2"/>⦚ <text:s text:c="2"/>Management Information Systems <text:s text:c="2"/>⦚ <text:s text:c="2"/></text:span><text:span text:style-name="T2">Lafayette, IN</text:span></text:p>
        </text:list-item>
      </text:list>
      <text:p text:style-name="P4"><text:span text:style-name="T17">(</text:span><text:span text:style-name="T3">*)</text:span><text:span text:style-name="T2"> </text:span><text:span text:style-name="T13">University</text:span><text:span text:style-name="T2"> part-time, while </text:span><text:span text:style-name="T13">working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434" meta:character-count="9538" meta:non-whitespace-character-count="7887"/>
    <meta:generator>LibreOfficeDev/6.0.5.2$Linux_X86_64 LibreOffice_project/</meta:generator>
  </office:meta>
</office:document-meta>
</file>